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56">
      <style:table-cell-properties fo:background-color="#ffff00"/>
    </style:style>
    <style:style style:name="ce13" style:family="table-cell" style:parent-style-name="Default" style:data-style-name="N156">
      <style:table-cell-properties fo:background-color="#ffff00" fo:border="0.06pt solid #000000"/>
    </style:style>
    <style:style style:name="ce6" style:family="table-cell" style:parent-style-name="Default" style:data-style-name="N156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% inactive student WM 202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string" calcext:value-type="string">
            <text:p>% inactive student WM 201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string" calcext:value-type="string">
            <text:p>inactive_student_conversor</text:p>
          </table:table-cell>
          <table:table-cell table:style-name="ce4" table:formula="of:=[.B2]/[.B3]" office:value-type="float" office:value="1.19607843137255" calcext:value-type="float">
            <text:p>1.19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active students male WM 2021</text:p>
          </table:table-cell>
          <table:table-cell office:value-type="float" office:value="122" calcext:value-type="float">
            <text:p>122</text:p>
          </table:table-cell>
          <table:table-cell table:style-name="ce6" table:formula="of:=[.B7]/[.B9]" office:value-type="float" office:value="0.495934959349593" calcext:value-type="float">
            <text:p>0.496</text:p>
          </table:table-cell>
        </table:table-row>
        <table:table-row table:style-name="ro1">
          <table:table-cell office:value-type="string" calcext:value-type="string">
            <text:p>inactive students female WM 2021</text:p>
          </table:table-cell>
          <table:table-cell office:value-type="float" office:value="124" calcext:value-type="float">
            <text:p>124</text:p>
          </table:table-cell>
          <table:table-cell table:style-name="ce6" table:formula="of:=[.B8]/[.B9]" office:value-type="float" office:value="0.504065040650406" calcext:value-type="float">
            <text:p>0.504</text:p>
          </table:table-cell>
        </table:table-row>
        <table:table-row table:style-name="ro1">
          <table:table-cell office:value-type="string" calcext:value-type="string">
            <text:p>total inactive students WM 2021</text:p>
          </table:table-cell>
          <table:table-cell table:formula="of:=SUM([.B7:.B8])" office:value-type="float" office:value="246" calcext:value-type="float">
            <text:p>24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% inactive looking after WM 202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% inactive  looking after</text:span> WM 2011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string" calcext:value-type="string">
            <text:p>inactive_loookingafter_conversor</text:p>
          </table:table-cell>
          <table:table-cell table:style-name="ce13" table:formula="of:=[.B13]/[.B12]" office:value-type="float" office:value="1.33170731707317" calcext:value-type="float">
            <text:p>1.3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pan text:style-name="T1">inactive looking after</text:span> male WM 2021</text:p>
          </table:table-cell>
          <table:table-cell office:value-type="float" office:value="27" calcext:value-type="float">
            <text:p>27</text:p>
          </table:table-cell>
          <table:table-cell table:style-name="ce6" table:formula="of:=[.B16]/[.B18]" office:value-type="float" office:value="0.162650602409639" calcext:value-type="float">
            <text:p>0.163</text:p>
          </table:table-cell>
        </table:table-row>
        <table:table-row table:style-name="ro2">
          <table:table-cell office:value-type="string" calcext:value-type="string">
            <text:p><text:span text:style-name="T1">inactive looking after</text:span> female WM 2021</text:p>
          </table:table-cell>
          <table:table-cell office:value-type="float" office:value="139" calcext:value-type="float">
            <text:p>139</text:p>
          </table:table-cell>
          <table:table-cell table:style-name="ce6" table:formula="of:=[.B17]/[.B18]" office:value-type="float" office:value="0.837349397590361" calcext:value-type="float">
            <text:p>0.837</text:p>
          </table:table-cell>
        </table:table-row>
        <table:table-row table:style-name="ro2">
          <table:table-cell office:value-type="string" calcext:value-type="string">
            <text:p><text:span text:style-name="T1">total looking after</text:span>  WM 2021</text:p>
          </table:table-cell>
          <table:table-cell table:formula="of:=SUM([.B16:.B17])" office:value-type="float" office:value="166" calcext:value-type="float">
            <text:p>166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% inactive retired WM 2021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% inactive  retired</text:span> WM 2011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inactive_retired</text:span>_conversor</text:p>
          </table:table-cell>
          <table:table-cell table:style-name="ce4" table:formula="of:=[.B21]/[.B22]" office:value-type="float" office:value="0.757763975155279" calcext:value-type="float">
            <text:p>0.75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pan text:style-name="T1">inactive retired</text:span> male WM 2021</text:p>
          </table:table-cell>
          <table:table-cell office:value-type="float" office:value="43" calcext:value-type="float">
            <text:p>43</text:p>
          </table:table-cell>
          <table:table-cell table:style-name="ce6" table:formula="of:=[.B25]/[.B27]" office:value-type="float" office:value="0.438775510204082" calcext:value-type="float">
            <text:p>0.439</text:p>
          </table:table-cell>
        </table:table-row>
        <table:table-row table:style-name="ro2">
          <table:table-cell office:value-type="string" calcext:value-type="string">
            <text:p><text:span text:style-name="T1">inactive retired </text:span> female WM 2021</text:p>
          </table:table-cell>
          <table:table-cell office:value-type="float" office:value="55" calcext:value-type="float">
            <text:p>55</text:p>
          </table:table-cell>
          <table:table-cell table:style-name="ce6" table:formula="of:=[.B26]/[.B27]" office:value-type="float" office:value="0.561224489795918" calcext:value-type="float">
            <text:p>0.561</text:p>
          </table:table-cell>
        </table:table-row>
        <table:table-row table:style-name="ro2">
          <table:table-cell office:value-type="string" calcext:value-type="string">
            <text:p><text:span text:style-name="T1">total retired</text:span>  WM 2021</text:p>
          </table:table-cell>
          <table:table-cell table:formula="of:=SUM([.B25:.B26])" office:value-type="float" office:value="98" calcext:value-type="float">
            <text:p>9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% inactive longtermsick WM 2021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% inactive  longtermsick</text:span> WM 2011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inactive_longtermsick</text:span>_conversor</text:p>
          </table:table-cell>
          <table:table-cell table:style-name="ce4" table:formula="of:=[.B30]/[.B31]" office:value-type="float" office:value="1.07407407407407" calcext:value-type="float">
            <text:p>1.07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pan text:style-name="T1">inactive longtermsick</text:span> male WM 2021</text:p>
          </table:table-cell>
          <table:table-cell office:value-type="float" office:value="95" calcext:value-type="float">
            <text:p>95</text:p>
          </table:table-cell>
          <table:table-cell table:style-name="ce6" table:formula="of:=[.B34]/[.B36]" office:value-type="float" office:value="0.50531914893617" calcext:value-type="float">
            <text:p>0.505</text:p>
          </table:table-cell>
        </table:table-row>
        <table:table-row table:style-name="ro2">
          <table:table-cell office:value-type="string" calcext:value-type="string">
            <text:p><text:span text:style-name="T1">inactive longtermsick </text:span> female WM 2021</text:p>
          </table:table-cell>
          <table:table-cell office:value-type="float" office:value="93" calcext:value-type="float">
            <text:p>93</text:p>
          </table:table-cell>
          <table:table-cell table:style-name="ce6" table:formula="of:=[.B35]/[.B36]" office:value-type="float" office:value="0.49468085106383" calcext:value-type="float">
            <text:p>0.495</text:p>
          </table:table-cell>
        </table:table-row>
        <table:table-row table:style-name="ro2">
          <table:table-cell office:value-type="string" calcext:value-type="string">
            <text:p><text:span text:style-name="T1">total longtermsick</text:span>  WM 2021</text:p>
          </table:table-cell>
          <table:table-cell table:formula="of:=SUM([.B34:.B35])" office:value-type="float" office:value="188" calcext:value-type="float">
            <text:p>1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</number:number-style>
    <number:number-style style:name="N144">
      <number:number number:decimal-places="1" loext:min-decimal-places="1" number:min-integer-digits="1" number:grouping="true"/>
    </number:number-style>
    <number:date-style style:name="N145">
      <number:month number:textual="true"/>
      <number:text> </number:text>
      <number:year/>
    </number:date-style>
    <number:number-style style:name="N146">
      <number:number number:decimal-places="0" loext:min-decimal-places="0" number:min-integer-digits="1" number:grouping="true" number:display-factor="1000"/>
    </number:number-style>
    <number:number-style style:name="N147">
      <number:number number:decimal-places="0" loext:min-decimal-places="0" number:min-integer-digits="1" number:grouping="true" number:display-factor="100000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0" number:grouping="true" number:display-factor="100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1P0"/>
    </number:number-style>
    <number:number-style style:name="N152">
      <number:number number:decimal-places="1" loext:min-decimal-places="1" number:min-integer-digits="1" number:grouping="true" number:display-factor="1000000"/>
    </number:number-style>
    <number:number-style style:name="N154P0" style:volatile="true">
      <number:number number:decimal-places="1" loext:min-decimal-places="1" number:min-integer-digits="1" number:grouping="true"/>
      <number:text> </number:text>
    </number:number-style>
    <number:number-style style:name="N154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4P0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3:16:41.64920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3:26:10.644091114</meta:creation-date>
    <dc:date>2022-07-12T14:43:56.264493654</dc:date>
    <meta:editing-duration>PT44M1S</meta:editing-duration>
    <meta:editing-cycles>6</meta:editing-cycles>
    <meta:generator>LibreOffice/6.4.7.2$Linux_X86_64 LibreOffice_project/40$Build-2</meta:generator>
    <meta:document-statistic meta:table-count="1" meta:cell-count="56" meta:object-count="0"/>
  </office:meta>
</office:document-meta>
</file>